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0c13" officeooo:paragraph-rsid="00040c13"/>
    </style:style>
    <style:style style:name="P2" style:family="paragraph" style:parent-style-name="Standard">
      <style:text-properties officeooo:rsid="00047cb5" officeooo:paragraph-rsid="00047cb5"/>
    </style:style>
    <style:style style:name="P3" style:family="paragraph" style:parent-style-name="Standard">
      <style:text-properties officeooo:rsid="0006db49" officeooo:paragraph-rsid="0006db49"/>
    </style:style>
    <style:style style:name="P4" style:family="paragraph" style:parent-style-name="Standard">
      <style:text-properties officeooo:rsid="00075b2d" officeooo:paragraph-rsid="00075b2d"/>
    </style:style>
    <style:style style:name="P5" style:family="paragraph" style:parent-style-name="Standard">
      <style:text-properties officeooo:rsid="000905c0" officeooo:paragraph-rsid="000905c0"/>
    </style:style>
    <style:style style:name="P6" style:family="paragraph" style:parent-style-name="Standard">
      <style:text-properties officeooo:rsid="0009ced2" officeooo:paragraph-rsid="00047cb5"/>
    </style:style>
    <style:style style:name="P7" style:family="paragraph" style:parent-style-name="Standard">
      <style:text-properties officeooo:rsid="0009ced2" officeooo:paragraph-rsid="0009ced2"/>
    </style:style>
    <style:style style:name="T1" style:family="text">
      <style:text-properties officeooo:rsid="00040c13"/>
    </style:style>
    <style:style style:name="T2" style:family="text">
      <style:text-properties officeooo:rsid="000905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n this video, we describe a system of generating and dynamically modifying stereograms that makes use of the Oculus Rift and Unity. The Oculus Rift is a virtual reality headset with one display for each eye, making it a natural platform to implement various stereograms. Throughout this video, we show both the left and right eye displays that would be seen on the Oculus, and would be fused by the user to generate stereo scenes. We begin by viewing two forests are sticks.</text:span></text:p>
      <text:p text:style-name="Standard"/>
      <text:p text:style-name="Standard">- <text:span text:style-name="T1">explain what Oculus Rift is</text:span></text:p>
      <text:p text:style-name="Standard">- <text:span text:style-name="T1">explain what a stereogram is</text:span></text:p>
      <text:p text:style-name="Standard"/>
      <text:p text:style-name="P1">walk through all three, let viewers guess which is general and which is specific</text:p>
      <text:p text:style-name="P1"/>
      <text:p text:style-name="P2">walk through different ways to modify the stereograms</text:p>
      <text:p text:style-name="P6"/>
      <text:p text:style-name="P7">The first stereogram we show is two forests of sticks, between which we perceive a contour.</text:p>
      <text:p text:style-name="P2"/>
      <text:p text:style-name="P3">Next, we see two seemingly identical configurations of a red circle occluded by four black squares. One configuration actually consists of a circle, while the other consists of a red cross. We invite viewers to guess which is which.</text:p>
      <text:p text:style-name="P3"/>
      <text:p text:style-name="P4">Our final stereogram is a pair of what appear to be black crosses. Again, one is an actual planar black cross while the other is three dimensional, with the horizontal bar bending in three dimensions. We invite viewers again to guess which is which.</text:p>
      <text:p text:style-name="P4"/>
      <text:p text:style-name="P4">We now show the scene as it is laid out in Unity, a video game creator. The camera depicts the user's viewpoint. In the previous clip, the right configuration contained the circle, while the left contained the cross.</text:p>
      <text:p text:style-name="P4"/>
      <text:p text:style-name="P4">Here is the scenes for the crosses. Each stereogram is created as a 3D object, and an Oculus-library creates the two views. In the cross scene, the right was the true planar cross.</text:p>
      <text:p text:style-name="P4"/>
      <text:p text:style-name="P4">We now show the dynamic features of the stereogram<text:span text:style-name="T2">s</text:span>.<text:span text:style-name="T2">` </text:span>For the crosses, we can shift the horizontal lines left and right, as well as send the crosses backwards and forwards in 3D space. Notably, as we bring the crosses closer, it becomes obvious which cross is nonplanar as the changing skewness of the horizontal bar is a cue. We can also change the angle <text:span text:style-name="T2">between the two halves of the pseudo-cross, and scale the length of the horizontal bar of the true cross to maintain visual similarity.</text:span></text:p>
      <text:p text:style-name="P4"/>
      <text:p text:style-name="P5">For this stereogram, we can send the configurations backwards and forwards. As we send the configurations further away, it becomes easier to observe them as crosses between squares rather than a circle occluded by squares. We can also scale the size of the red objects, and as we make them smaller, we reveal which is a circle, and which is the cross.</text:p>
      <text:p text:style-name="P5"/>
      <text:p text:style-name="P5">Finally, for the sticks, we can change the vertical alignment of the two planes. As we pull them apart, the perceived contour disappears, and as we bring them closer together, the contour also disappears as the lines abut. Although the sticks actually do lie on the same plane, we can send each half backwards and forwards, while still maintaining the contour.</text:p>
      <text:p text:style-name="P5"/>
      <text:p text:style-name="P5">Allowing these stereograms to be easily tuned allows researchers to more easily explore various quirks of the human visual system that perhaps should be replicated in a computer vision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09:20:04.130377423</meta:creation-date>
    <dc:date>2015-12-09T12:56:38.487169690</dc:date>
    <meta:editing-duration>PT3M12S</meta:editing-duration>
    <meta:editing-cycles>1</meta:editing-cycles>
    <meta:document-statistic meta:table-count="0" meta:image-count="0" meta:object-count="0" meta:page-count="1" meta:paragraph-count="14" meta:word-count="527" meta:character-count="3029" meta:non-whitespace-character-count="2516"/>
    <meta:generator>LibreOffice/4.2.8.2$Linux_X86_64 LibreOffice_project/420m0$Build-2</meta:generator>
  </office:meta>
</office:document-meta>
</file>